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officeooo:rsid="0014c70f" officeooo:paragraph-rsid="0014c70f" style:font-size-asian="10pt" style:font-size-complex="10pt"/>
    </style:style>
    <style:style style:name="P2" style:family="paragraph" style:parent-style-name="Standard" style:list-style-name="L1">
      <style:text-properties style:font-name="Arial" fo:font-size="10pt" officeooo:rsid="0014c70f" officeooo:paragraph-rsid="0014c70f" style:font-size-asian="10pt" style:font-size-complex="10pt"/>
    </style:style>
    <style:style style:name="P3" style:family="paragraph" style:parent-style-name="Standard" style:list-style-name="L1">
      <style:text-properties style:font-name="Arial" fo:font-size="10pt" officeooo:rsid="0015c2e7" officeooo:paragraph-rsid="0015c2e7" style:font-size-asian="10pt" style:font-size-complex="10pt"/>
    </style:style>
    <style:style style:name="P4" style:family="paragraph" style:parent-style-name="Standard" style:list-style-name="L1">
      <style:text-properties style:font-name="Arial" fo:font-size="10pt" officeooo:rsid="001751dd" officeooo:paragraph-rsid="001751dd" style:font-size-asian="10pt" style:font-size-complex="10pt"/>
    </style:style>
    <style:style style:name="P5" style:family="paragraph" style:parent-style-name="Standard">
      <style:text-properties style:font-name="Arial" fo:font-size="10pt" officeooo:rsid="001751dd" officeooo:paragraph-rsid="001751dd" style:font-size-asian="10pt" style:font-size-complex="10pt"/>
    </style:style>
    <style:style style:name="P6" style:family="paragraph" style:parent-style-name="Standard" style:list-style-name="L2">
      <style:text-properties style:font-name="Arial" fo:font-size="10pt" officeooo:rsid="001751dd" officeooo:paragraph-rsid="001751dd" style:font-size-asian="10pt" style:font-size-complex="10pt"/>
    </style:style>
    <style:style style:name="P7" style:family="paragraph" style:parent-style-name="Standard" style:list-style-name="L2">
      <style:text-properties style:font-name="Arial" fo:font-size="10pt" officeooo:rsid="001751dd" officeooo:paragraph-rsid="00208372" style:font-size-asian="10pt" style:font-size-complex="10pt"/>
    </style:style>
    <style:style style:name="P8" style:family="paragraph" style:parent-style-name="Standard" style:list-style-name="L2">
      <style:text-properties style:font-name="Arial" fo:font-size="10pt" officeooo:rsid="001914be" officeooo:paragraph-rsid="001914be" style:font-size-asian="10pt" style:font-size-complex="10pt"/>
    </style:style>
    <style:style style:name="P9" style:family="paragraph" style:parent-style-name="Standard" style:list-style-name="L1">
      <style:text-properties style:font-name="Arial" fo:font-size="10pt" officeooo:rsid="001a1eeb" officeooo:paragraph-rsid="001a1eeb" style:font-size-asian="10pt" style:font-size-complex="10pt"/>
    </style:style>
    <style:style style:name="P10" style:family="paragraph" style:parent-style-name="Standard" style:list-style-name="L1">
      <style:text-properties style:font-name="Arial" fo:font-size="10pt" officeooo:rsid="001a224d" officeooo:paragraph-rsid="001a224d" style:font-size-asian="10pt" style:font-size-complex="10pt"/>
    </style:style>
    <style:style style:name="P11" style:family="paragraph" style:parent-style-name="Standard" style:list-style-name="L1">
      <style:text-properties style:font-name="Arial" fo:font-size="10pt" officeooo:rsid="001af020" officeooo:paragraph-rsid="001af020" style:font-size-asian="10pt" style:font-size-complex="10pt"/>
    </style:style>
    <style:style style:name="P12" style:family="paragraph" style:parent-style-name="Standard" style:list-style-name="L1">
      <style:text-properties style:font-name="Arial" fo:font-size="10pt" officeooo:rsid="001c0a92" officeooo:paragraph-rsid="001c0a92" style:font-size-asian="10pt" style:font-size-complex="10pt"/>
    </style:style>
    <style:style style:name="P13" style:family="paragraph" style:parent-style-name="Standard" style:list-style-name="L1">
      <style:text-properties style:font-name="Arial" fo:font-size="10pt" officeooo:rsid="001e0345" officeooo:paragraph-rsid="001e0345" style:font-size-asian="10pt" style:font-size-complex="10pt"/>
    </style:style>
    <style:style style:name="P14" style:family="paragraph" style:parent-style-name="Standard" style:list-style-name="L1">
      <style:text-properties style:font-name="Arial" fo:font-size="10pt" officeooo:rsid="001fcb16" officeooo:paragraph-rsid="001fcb16" style:font-size-asian="10pt" style:font-size-complex="10pt"/>
    </style:style>
    <style:style style:name="P15" style:family="paragraph" style:parent-style-name="Standard" style:list-style-name="L2">
      <style:text-properties style:font-name="Arial" fo:font-size="10pt" officeooo:rsid="00208372" officeooo:paragraph-rsid="00208372" style:font-size-asian="10pt" style:font-size-complex="10pt"/>
    </style:style>
    <style:style style:name="P16" style:family="paragraph" style:parent-style-name="Standard" style:list-style-name="L2">
      <style:text-properties style:font-name="Arial" fo:font-size="10pt" officeooo:rsid="00214a12" officeooo:paragraph-rsid="00214a12" style:font-size-asian="10pt" style:font-size-complex="10pt"/>
    </style:style>
    <style:style style:name="P17" style:family="paragraph" style:parent-style-name="Standard" style:list-style-name="L2">
      <style:text-properties style:font-name="Arial" fo:font-size="10pt" officeooo:rsid="00230e6c" officeooo:paragraph-rsid="00230e6c" style:font-size-asian="10pt" style:font-size-complex="10pt"/>
    </style:style>
    <style:style style:name="P18" style:family="paragraph" style:parent-style-name="Standard" style:list-style-name="L2">
      <style:text-properties style:font-name="Arial" fo:font-size="10pt" officeooo:rsid="00247e91" officeooo:paragraph-rsid="00247e91" style:font-size-asian="10pt" style:font-size-complex="10pt"/>
    </style:style>
    <style:style style:name="P19" style:family="paragraph" style:parent-style-name="Standard" style:list-style-name="L2">
      <style:text-properties style:font-name="Arial" fo:font-size="10pt" officeooo:rsid="00251ae0" officeooo:paragraph-rsid="00251ae0" style:font-size-asian="10pt" style:font-size-complex="10pt"/>
    </style:style>
    <style:style style:name="P20" style:family="paragraph" style:parent-style-name="Standard">
      <style:text-properties style:font-name="Arial" fo:font-size="10pt" style:text-underline-style="solid" style:text-underline-width="auto" style:text-underline-color="font-color" officeooo:rsid="001751dd" officeooo:paragraph-rsid="001751dd" style:font-size-asian="10pt" style:font-size-complex="10pt"/>
    </style:style>
    <style:style style:name="P21" style:family="paragraph" style:parent-style-name="Standard">
      <style:text-properties style:font-name="Arial" fo:font-size="10pt" style:text-underline-style="solid" style:text-underline-width="auto" style:text-underline-color="font-color" officeooo:rsid="0014c70f" officeooo:paragraph-rsid="0014c70f" style:font-size-asian="10pt" style:font-size-complex="10pt"/>
    </style:style>
    <style:style style:name="P22" style:family="paragraph" style:parent-style-name="Standard">
      <style:text-properties fo:color="#000000" style:text-line-through-style="solid" style:text-line-through-type="single" style:font-name="Arial" fo:font-size="10pt" officeooo:rsid="0014c70f" officeooo:paragraph-rsid="0014c70f" style:font-size-asian="10pt" style:font-size-complex="10pt"/>
    </style:style>
    <style:style style:name="P23" style:family="paragraph" style:parent-style-name="Standard">
      <style:paragraph-properties fo:break-before="page"/>
      <style:text-properties style:font-name="Arial" fo:font-size="10pt" style:text-underline-style="solid" style:text-underline-width="auto" style:text-underline-color="font-color" officeooo:rsid="001751dd" officeooo:paragraph-rsid="001751dd" style:font-size-asian="10pt" style:font-size-complex="10pt"/>
    </style:style>
    <style:style style:name="T1" style:family="text">
      <style:text-properties officeooo:rsid="001751dd"/>
    </style:style>
    <style:style style:name="T2" style:family="text">
      <style:text-properties officeooo:rsid="001c0a92"/>
    </style:style>
    <style:style style:name="T3" style:family="text">
      <style:text-properties officeooo:rsid="00208372"/>
    </style:style>
    <style:style style:name="T4" style:family="text">
      <style:text-properties officeooo:rsid="00251ae0"/>
    </style:style>
    <style:style style:name="T5" style:family="text">
      <style:text-properties officeooo:rsid="0026fc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CONTROLLER</text:p>
      <text:p text:style-name="P1"/>
      <text:p text:style-name="P5">YEARS[]</text:p>
      <text:p text:style-name="P1"/>
      <text:list xml:id="list3195327851893809161" text:style-name="L1">
        <text:list-item>
          <text:p text:style-name="P2">start()</text:p>
          <text:list>
            <text:list-item>
              <text:p text:style-name="P2">fills YEAR<text:span text:style-name="T1">S</text:span> w/ </text:p>
              <text:list>
                <text:list-item>
                  <text:p text:style-name="P2">2004 to 2014</text:p>
                </text:list-item>
                <text:list-item>
                  <text:p text:style-name="P2">loaded and or active</text:p>
                </text:list-item>
              </text:list>
            </text:list-item>
            <text:list-item>
              <text:p text:style-name="P2">calls </text:p>
              <text:list>
                <text:list-item>
                  <text:p text:style-name="P2">loadData(YEARS) → model.js</text:p>
                </text:list-item>
                <text:list-item>
                  <text:p text:style-name="P2">prepareData(data)</text:p>
                </text:list-item>
                <text:list-item>
                  <text:p text:style-name="P2">calculateAverage(data)</text:p>
                </text:list-item>
                <text:list-item>
                  <text:p text:style-name="P2">initControls()</text:p>
                </text:list-item>
                <text:list-item>
                  <text:p text:style-name="P2">createSliders()</text:p>
                </text:list-item>
                <text:list-item>
                  <text:p text:style-name="P2">updateBars()</text:p>
                </text:list-item>
              </text:list>
            </text:list-item>
            <text:list-item>
              <text:p text:style-name="P2"/>
            </text:list-item>
          </text:list>
        </text:list-item>
        <text:list-item>
          <text:p text:style-name="P2">existsSlider(year)</text:p>
          <text:list>
            <text:list-item>
              <text:p text:style-name="P11">if SLIDER<text:span text:style-name="T2">S</text:span>[i].year == year</text:p>
              <text:list>
                <text:list-item>
                  <text:p text:style-name="P11">→ true</text:p>
                </text:list-item>
              </text:list>
            </text:list-item>
          </text:list>
        </text:list-item>
        <text:list-item>
          <text:p text:style-name="P2">getSliderFromYear(year)</text:p>
          <text:list>
            <text:list-item>
              <text:p text:style-name="P12">if SLIDERS[i].year == year</text:p>
              <text:list>
                <text:list-item>
                  <text:p text:style-name="P12">→ SLIDERS[i]</text:p>
                </text:list-item>
              </text:list>
            </text:list-item>
          </text:list>
        </text:list-item>
        <text:list-item>
          <text:p text:style-name="P2">getKeyFromIndex(averObj, i)</text:p>
          <text:list>
            <text:list-item>
              <text:p text:style-name="P13">returns name from averObj</text:p>
            </text:list-item>
            <text:list-item>
              <text:p text:style-name="P13">e.g.: key == 1</text:p>
              <text:list>
                <text:list-item>
                  <text:p text:style-name="P13">→ „rain“</text:p>
                </text:list-item>
              </text:list>
            </text:list-item>
          </text:list>
        </text:list-item>
        <text:list-item>
          <text:p text:style-name="P2">createSliders()</text:p>
          <text:list>
            <text:list-item>
              <text:p text:style-name="P4">if YEAR active and Slider does not exist</text:p>
              <text:list>
                <text:list-item>
                  <text:p text:style-name="P9">new Slider(year)</text:p>
                </text:list-item>
                <text:list-item>
                  <text:p text:style-name="P9">push to SLIDERS[]</text:p>
                </text:list-item>
              </text:list>
            </text:list-item>
            <text:list-item>
              <text:p text:style-name="P10">if Slider already exists</text:p>
              <text:list>
                <text:list-item>
                  <text:p text:style-name="P10">getSliderFromYear(year)</text:p>
                  <text:list>
                    <text:list-item>
                      <text:p text:style-name="P10">fadeIn(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calculateAverage(data)</text:p>
        </text:list-item>
        <text:list-item>
          <text:p text:style-name="P2">getValueFromIndex(averObj, i)</text:p>
          <text:list>
            <text:list-item>
              <text:p text:style-name="P3">returns unit-String and value of averObj on position i</text:p>
            </text:list-item>
            <text:list-item>
              <text:p text:style-name="P3">e.g.: averObj.rain and „mm“</text:p>
            </text:list-item>
          </text:list>
        </text:list-item>
        <text:list-item>
          <text:p text:style-name="P2">saveMinMax</text:p>
        </text:list-item>
        <text:list-item>
          <text:p text:style-name="P2">getMinMax(key)</text:p>
        </text:list-item>
        <text:list-item>
          <text:p text:style-name="P2">valueAsPercent(value, key)</text:p>
        </text:list-item>
        <text:list-item>
          <text:p text:style-name="P2">prepareData(data)</text:p>
          <text:list>
            <text:list-item>
              <text:p text:style-name="P4">string to date and number</text:p>
            </text:list-item>
            <text:list-item>
              <text:p text:style-name="P4">sets YEARS[i] loaded</text:p>
            </text:list-item>
          </text:list>
        </text:list-item>
        <text:list-item>
          <text:p text:style-name="P2">stringToDate(str)</text:p>
        </text:list-item>
        <text:list-item>
          <text:p text:style-name="P2">stringToNumber(str)</text:p>
        </text:list-item>
        <text:list-item>
          <text:p text:style-name="P2">twoDigits(d)</text:p>
          <text:list>
            <text:list-item>
              <text:p text:style-name="P4">date name conversion</text:p>
            </text:list-item>
          </text:list>
        </text:list-item>
      </text:list>
      <text:p text:style-name="P1"/>
      <text:list xml:id="list122639602992987" text:continue-numbering="true" text:style-name="L1">
        <text:list-item>
          <text:p text:style-name="P2">ListEl(yearObj)</text:p>
          <text:list>
            <text:list-item>
              <text:p text:style-name="P14">used for „add year“ button</text:p>
            </text:list-item>
            <text:list-item>
              <text:p text:style-name="P14">onclick</text:p>
              <text:list>
                <text:list-item>
                  <text:p text:style-name="P14">set YEARS[i].active → true</text:p>
                </text:list-item>
                <text:list-item>
                  <text:p text:style-name="P14">if loaded</text:p>
                  <text:list>
                    <text:list-item>
                      <text:p text:style-name="P14">createSliders()</text:p>
                    </text:list-item>
                    <text:list-item>
                      <text:p text:style-name="P14">updateBars()</text:p>
                    </text:list-item>
                  </text:list>
                </text:list-item>
                <text:list-item>
                  <text:p text:style-name="P14">else</text:p>
                  <text:list>
                    <text:list-item>
                      <text:p text:style-name="P14">loadData(data, year)</text:p>
                    </text:list-item>
                    <text:list-item>
                      <text:p text:style-name="P14">prepareData(data)</text:p>
                    </text:list-item>
                    <text:list-item>
                      <text:p text:style-name="P14"><text:soft-page-break/>calculateAverage(data)</text:p>
                    </text:list-item>
                    <text:list-item>
                      <text:p text:style-name="P14">createSliders()</text:p>
                    </text:list-item>
                    <text:list-item>
                      <text:p text:style-name="P14">updateBars()</text:p>
                    </text:list-item>
                  </text:list>
                </text:list-item>
              </text:list>
            </text:list-item>
          </text:list>
        </text:list-item>
      </text:list>
      <text:p text:style-name="P22">Record(datetime, temp, rain, wv, p, rh)</text:p>
      <text:p text:style-name="P1"/>
      <text:p text:style-name="P1"/>
      <text:p text:style-name="P20"/>
      <text:p text:style-name="P23">VIEW</text:p>
      <text:p text:style-name="P5"/>
      <text:p text:style-name="P5">SLIDERS[]</text:p>
      <text:p text:style-name="P5"><text:tab/><text:span text:style-name="T4">filled in controller.js createSliders()</text:span></text:p>
      <text:p text:style-name="P5">AVERAGEVALUES[]</text:p>
      <text:p text:style-name="P5"/>
      <text:list xml:id="list2071989177197465440" text:style-name="L2">
        <text:list-item>
          <text:p text:style-name="P6">initControls()</text:p>
          <text:list>
            <text:list-item>
              <text:p text:style-name="P15">create Canvas</text:p>
            </text:list-item>
            <text:list-item>
              <text:p text:style-name="P15">onmousemove</text:p>
              <text:list>
                <text:list-item>
                  <text:p text:style-name="P15">MOUSEOVERPOLYGONS[]</text:p>
                </text:list-item>
                <text:list-item>
                  <text:p text:style-name="P15">show smaller values in front</text:p>
                </text:list-item>
              </text:list>
            </text:list-item>
            <text:list-item>
              <text:p text:style-name="P15">onclick</text:p>
              <text:list>
                <text:list-item>
                  <text:p text:style-name="P15">add year button → ListEl(YEARS)</text:p>
                </text:list-item>
                <text:list-item>
                  <text:p text:style-name="P15">close add year button</text:p>
                </text:list-item>
              </text:list>
            </text:list-item>
          </text:list>
        </text:list-item>
        <text:list-item>
          <text:p text:style-name="P7"><text:span text:style-name="T3">c</text:span>ountElement<text:span text:style-name="T3">s</text:span>OfYear(year)</text:p>
          <text:list>
            <text:list-item>
              <text:p text:style-name="P15">return amount of days in one year (max value of Slider(year) )</text:p>
            </text:list-item>
          </text:list>
        </text:list-item>
        <text:list-item>
          <text:p text:style-name="P6">toRadians(angle)</text:p>
        </text:list-item>
        <text:list-item>
          <text:p text:style-name="P6">createPolygon(angle1, angle2, value, slider, barnumber)</text:p>
          <text:list>
            <text:list-item>
              <text:p text:style-name="P6"/>
            </text:list-item>
          </text:list>
        </text:list-item>
        <text:list-item>
          <text:p text:style-name="P6">drawCircle(x, y, radius, color, context)</text:p>
          <text:list>
            <text:list-item>
              <text:p text:style-name="P17">for graph</text:p>
            </text:list-item>
          </text:list>
        </text:list-item>
        <text:list-item>
          <text:p text:style-name="P6">clearGraph()</text:p>
        </text:list-item>
        <text:list-item>
          <text:p text:style-name="P6">drawGraphs(key, year)</text:p>
          <text:list>
            <text:list-item>
              <text:p text:style-name="P17">DRAWGRAPHS[key, year]</text:p>
            </text:list-item>
            <text:list-item>
              <text:p text:style-name="P17">highlight point according to actual point on slider</text:p>
              <text:list>
                <text:list-item>
                  <text:p text:style-name="P18">if (values[i].datetime == activeSlider.activeday.datetime)</text:p>
                </text:list-item>
                <text:list-item>
                  <text:p text:style-name="P17">draw rectangle with value next to this point</text:p>
                </text:list-item>
              </text:list>
            </text:list-item>
          </text:list>
        </text:list-item>
        <text:list-item>
          <text:p text:style-name="P6">drawLabel(trans, rota, text, color)</text:p>
          <text:list>
            <text:list-item>
              <text:p text:style-name="P18">labels for polygons</text:p>
            </text:list-item>
          </text:list>
        </text:list-item>
        <text:list-item>
          <text:p text:style-name="P6">updateBars()</text:p>
          <text:list>
            <text:list-item>
              <text:p text:style-name="P18">draw initial Polygons </text:p>
            </text:list-item>
            <text:list-item>
              <text:p text:style-name="P18">add labels to them</text:p>
            </text:list-item>
            <text:list-item>
              <text:p text:style-name="P19">go through YEARS[] and SLIDERS[]</text:p>
              <text:list>
                <text:list-item>
                  <text:p text:style-name="P19">if the same and YEARS[] is active</text:p>
                  <text:list>
                    <text:list-item>
                      <text:p text:style-name="P19">if range for bars is not set</text:p>
                      <text:list>
                        <text:list-item>
                          <text:p text:style-name="P19">calculate ranges (min to max in percent) for bars → „values“ </text:p>
                        </text:list-item>
                        <text:list-item>
                          <text:p text:style-name="P19">create Polygon <text:span text:style-name="T5">with valu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list xml:id="list122638965564566" text:continue-numbering="true" text:style-name="L2">
        <text:list-item>
          <text:p text:style-name="P6">Slider(year)</text:p>
          <text:list>
            <text:list-item>
              <text:p text:style-name="P8">year</text:p>
            </text:list-item>
            <text:list-item>
              <text:p text:style-name="P8">position</text:p>
            </text:list-item>
            <text:list-item>
              <text:p text:style-name="P8">min</text:p>
            </text:list-item>
            <text:list-item>
              <text:p text:style-name="P8">max</text:p>
            </text:list-item>
            <text:list-item>
              <text:p text:style-name="P8">averagevalues[]</text:p>
            </text:list-item>
            <text:list-item>
              <text:p text:style-name="P8">color</text:p>
            </text:list-item>
          </text:list>
        </text:list-item>
        <text:list-item>
          <text:p text:style-name="P6">Polygon(p1, p2, p3, p4, slider, value, bar)</text:p>
          <text:list>
            <text:list-item>
              <text:p text:style-name="P16">draw polygons</text:p>
            </text:list-item>
            <text:list-item>
              <text:p text:style-name="P16">isPointInside returns true or fals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ll Fastnacht</meta:initial-creator>
    <meta:creation-date>2015-11-11T10:40:56.440364067</meta:creation-date>
    <dc:date>2015-11-11T12:26:38.203225643</dc:date>
    <dc:creator>Till Fastnacht</dc:creator>
    <meta:editing-duration>PT1H14M55S</meta:editing-duration>
    <meta:editing-cycles>14</meta:editing-cycles>
    <meta:generator>LibreOffice/4.4.6.3$Linux_X86_64 LibreOffice_project/40m0$Build-3</meta:generator>
    <meta:document-statistic meta:table-count="0" meta:image-count="0" meta:object-count="0" meta:page-count="3" meta:paragraph-count="104" meta:word-count="376" meta:character-count="2212" meta:non-whitespace-character-count="2030"/>
  </office:meta>
</office:document-meta>
</file>